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3.819cm"/>
    </style:style>
    <style:style style:name="Tabella1.B" style:family="table-column">
      <style:table-column-properties style:column-width="13.182cm"/>
    </style:style>
    <style:style style:name="Tabella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avaScript String Methods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Name</text:p>
          </table:table-cell>
          <table:table-cell table:style-name="Tabella1.A1" office:value-type="string">
            <text:p text:style-name="Table_20_Heading">Description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charat.asp" text:style-name="Internet_20_link" text:visited-style-name="Visited_20_Internet_20_Link">charAt()</text:a></text:p>
          </table:table-cell>
          <table:table-cell table:style-name="Tabella1.A1" office:value-type="string">
            <text:p text:style-name="Table_20_Contents">Returns the character at a specified index (position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charcodeat.asp" text:style-name="Internet_20_link" text:visited-style-name="Visited_20_Internet_20_Link">charCodeAt()</text:a></text:p>
          </table:table-cell>
          <table:table-cell table:style-name="Tabella1.A1" office:value-type="string">
            <text:p text:style-name="Table_20_Contents">Returns the Unicode of the character at a specified index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concat_string.asp" text:style-name="Internet_20_link" text:visited-style-name="Visited_20_Internet_20_Link">concat()</text:a></text:p>
          </table:table-cell>
          <table:table-cell table:style-name="Tabella1.A1" office:value-type="string">
            <text:p text:style-name="Table_20_Contents">Returns two or more joined string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constructor_string.asp" text:style-name="Internet_20_link" text:visited-style-name="Visited_20_Internet_20_Link">constructor</text:a></text:p>
          </table:table-cell>
          <table:table-cell table:style-name="Tabella1.A1" office:value-type="string">
            <text:p text:style-name="Table_20_Contents">Returns the string's constructor function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endswith.asp" text:style-name="Internet_20_link" text:visited-style-name="Visited_20_Internet_20_Link">endsWith()</text:a></text:p>
          </table:table-cell>
          <table:table-cell table:style-name="Tabella1.A1" office:value-type="string">
            <text:p text:style-name="Table_20_Contents">Returns if a string ends with a specified value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fromcharcode.asp" text:style-name="Internet_20_link" text:visited-style-name="Visited_20_Internet_20_Link">fromCharCode()</text:a></text:p>
          </table:table-cell>
          <table:table-cell table:style-name="Tabella1.A1" office:value-type="string">
            <text:p text:style-name="Table_20_Contents">Returns Unicode values as character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includes.asp" text:style-name="Internet_20_link" text:visited-style-name="Visited_20_Internet_20_Link">includes()</text:a></text:p>
          </table:table-cell>
          <table:table-cell table:style-name="Tabella1.A1" office:value-type="string">
            <text:p text:style-name="Table_20_Contents">Returns if a string contains a specified value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indexof.asp" text:style-name="Internet_20_link" text:visited-style-name="Visited_20_Internet_20_Link">indexOf()</text:a></text:p>
          </table:table-cell>
          <table:table-cell table:style-name="Tabella1.A1" office:value-type="string">
            <text:p text:style-name="Table_20_Contents">Returns the index (position) of the first occurrence of a value in a string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lastindexof.asp" text:style-name="Internet_20_link" text:visited-style-name="Visited_20_Internet_20_Link">lastIndexOf()</text:a></text:p>
          </table:table-cell>
          <table:table-cell table:style-name="Tabella1.A1" office:value-type="string">
            <text:p text:style-name="Table_20_Contents">Returns the index (position) of the last occurrence of a value in a string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length_string.asp" text:style-name="Internet_20_link" text:visited-style-name="Visited_20_Internet_20_Link">length</text:a></text:p>
          </table:table-cell>
          <table:table-cell table:style-name="Tabella1.A1" office:value-type="string">
            <text:p text:style-name="Table_20_Contents">Returns the length of a string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localecompare.asp" text:style-name="Internet_20_link" text:visited-style-name="Visited_20_Internet_20_Link">localeCompare()</text:a></text:p>
          </table:table-cell>
          <table:table-cell table:style-name="Tabella1.A1" office:value-type="string">
            <text:p text:style-name="Table_20_Contents">Compares two strings in the current locale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match.asp" text:style-name="Internet_20_link" text:visited-style-name="Visited_20_Internet_20_Link">match()</text:a></text:p>
          </table:table-cell>
          <table:table-cell table:style-name="Tabella1.A1" office:value-type="string">
            <text:p text:style-name="Table_20_Contents">Searches a string for a value, or a regular expression, and returns the matche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prototype_string.asp" text:style-name="Internet_20_link" text:visited-style-name="Visited_20_Internet_20_Link">prototype</text:a></text:p>
          </table:table-cell>
          <table:table-cell table:style-name="Tabella1.A1" office:value-type="string">
            <text:p text:style-name="Table_20_Contents">Allows you to add properties and methods to an objec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repeat.asp" text:style-name="Internet_20_link" text:visited-style-name="Visited_20_Internet_20_Link">repeat()</text:a></text:p>
          </table:table-cell>
          <table:table-cell table:style-name="Tabella1.A1" office:value-type="string">
            <text:p text:style-name="Table_20_Contents">Returns a new string with a number of copies of a string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replace.asp" text:style-name="Internet_20_link" text:visited-style-name="Visited_20_Internet_20_Link">replace()</text:a></text:p>
          </table:table-cell>
          <table:table-cell table:style-name="Tabella1.A1" office:value-type="string">
            <text:p text:style-name="Table_20_Contents">Searches a string for a value, or a regular expression, and returns a string where the values are replace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search.asp" text:style-name="Internet_20_link" text:visited-style-name="Visited_20_Internet_20_Link">search()</text:a></text:p>
          </table:table-cell>
          <table:table-cell table:style-name="Tabella1.A1" office:value-type="string">
            <text:p text:style-name="Table_20_Contents">Searches a string for a value, or regular expression, and returns the index (position) of the match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slice_string.asp" text:style-name="Internet_20_link" text:visited-style-name="Visited_20_Internet_20_Link">slice()</text:a></text:p>
          </table:table-cell>
          <table:table-cell table:style-name="Tabella1.A1" office:value-type="string">
            <text:p text:style-name="Table_20_Contents">Extracts a part of a string and returns a new string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split.asp" text:style-name="Internet_20_link" text:visited-style-name="Visited_20_Internet_20_Link">split()</text:a></text:p>
          </table:table-cell>
          <table:table-cell table:style-name="Tabella1.A1" office:value-type="string">
            <text:p text:style-name="Table_20_Contents">Splits a string into an array of substring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startswith.asp" text:style-name="Internet_20_link" text:visited-style-name="Visited_20_Internet_20_Link">startsWith()</text:a></text:p>
          </table:table-cell>
          <table:table-cell table:style-name="Tabella1.A1" office:value-type="string">
            <text:p text:style-name="Table_20_Contents">Checks whether a string begins with specified character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substr.asp" text:style-name="Internet_20_link" text:visited-style-name="Visited_20_Internet_20_Link">substr()</text:a></text:p>
          </table:table-cell>
          <table:table-cell table:style-name="Tabella1.A1" office:value-type="string">
            <text:p text:style-name="Table_20_Contents">Extracts a number of characters from a string, from a start index (position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substring.asp" text:style-name="Internet_20_link" text:visited-style-name="Visited_20_Internet_20_Link">substring()</text:a></text:p>
          </table:table-cell>
          <table:table-cell table:style-name="Tabella1.A1" office:value-type="string">
            <text:p text:style-name="Table_20_Contents">Extracts characters from a string, between two specified indices (positions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tolocalelowercase.asp" text:style-name="Internet_20_link" text:visited-style-name="Visited_20_Internet_20_Link">toLocaleLowerCase()</text:a></text:p>
          </table:table-cell>
          <table:table-cell table:style-name="Tabella1.A1" office:value-type="string">
            <text:p text:style-name="Table_20_Contents">Returns a string converted to lowercase letters, using the host's locale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tolocaleuppercase.asp" text:style-name="Internet_20_link" text:visited-style-name="Visited_20_Internet_20_Link">toLocaleUpperCase()</text:a></text:p>
          </table:table-cell>
          <table:table-cell table:style-name="Tabella1.A1" office:value-type="string">
            <text:p text:style-name="Table_20_Contents">Returns a string converted to uppercase letters, using the host's locale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tolowercase.asp" text:style-name="Internet_20_link" text:visited-style-name="Visited_20_Internet_20_Link">toLowerCase()</text:a></text:p>
          </table:table-cell>
          <table:table-cell table:style-name="Tabella1.A1" office:value-type="string">
            <text:p text:style-name="Table_20_Contents">Returns a string converted to lowercase letter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tostring_string.asp" text:style-name="Internet_20_link" text:visited-style-name="Visited_20_Internet_20_Link">toString()</text:a></text:p>
          </table:table-cell>
          <table:table-cell table:style-name="Tabella1.A1" office:value-type="string">
            <text:p text:style-name="Table_20_Contents">Returns a string or a string object as a string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touppercase.asp" text:style-name="Internet_20_link" text:visited-style-name="Visited_20_Internet_20_Link">toUpperCase()</text:a></text:p>
          </table:table-cell>
          <table:table-cell table:style-name="Tabella1.A1" office:value-type="string">
            <text:p text:style-name="Table_20_Contents">Returns a string converted to uppercase letter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trim_string.asp" text:style-name="Internet_20_link" text:visited-style-name="Visited_20_Internet_20_Link">trim()</text:a></text:p>
          </table:table-cell>
          <table:table-cell table:style-name="Tabella1.A1" office:value-type="string">
            <text:p text:style-name="Table_20_Contents">Returns a string with removed whitespace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string_trim_end.asp" text:style-name="Internet_20_link" text:visited-style-name="Visited_20_Internet_20_Link">trimEnd()</text:a></text:p>
          </table:table-cell>
          <table:table-cell table:style-name="Tabella1.A1" office:value-type="string">
            <text:p text:style-name="Table_20_Contents">Returns a string with removed whitespaces from the en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string_trim_start.asp" text:style-name="Internet_20_link" text:visited-style-name="Visited_20_Internet_20_Link">trimStart()</text:a></text:p>
          </table:table-cell>
          <table:table-cell table:style-name="Tabella1.A1" office:value-type="string">
            <text:p text:style-name="Table_20_Contents">Returns a string with removed whitespaces from the star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sref/jsref_valueof_string.asp" text:style-name="Internet_20_link" text:visited-style-name="Visited_20_Internet_20_Link">valueOf()</text:a></text:p>
          </table:table-cell>
          <table:table-cell table:style-name="Tabella1.A1" office:value-type="string">
            <text:p text:style-name="Table_20_Contents">Returns the primitive value of a string or a string objec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4T07:34:54.151000000</meta:creation-date>
    <dc:date>2023-01-14T07:36:02.394000000</dc:date>
    <meta:editing-duration>PT1M8S</meta:editing-duration>
    <meta:editing-cycles>1</meta:editing-cycles>
    <meta:document-statistic meta:table-count="1" meta:image-count="0" meta:object-count="0" meta:page-count="1" meta:paragraph-count="63" meta:word-count="330" meta:character-count="2076" meta:non-whitespace-character-count="1809"/>
    <meta:generator>LibreOffice/7.4.1.2$Windows_X86_64 LibreOffice_project/3c58a8f3a960df8bc8fd77b461821e42c061c5f0</meta:generator>
  </office:meta>
</office:document-meta>
</file>